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65cm" fo:min-width="3.3cm"/>
    </style:style>
    <style:style style:name="gr2" style:family="graphic" style:parent-style-name="standard">
      <style:graphic-properties svg:stroke-color="#99ff33" draw:fill-color="#ccff66" draw:textarea-horizontal-align="justify" draw:textarea-vertical-align="middle" draw:auto-grow-height="false" fo:min-height="0.75cm" fo:min-width="3.3cm"/>
    </style:style>
    <style:style style:name="gr3" style:family="graphic" style:parent-style-name="standard">
      <style:graphic-properties draw:fill-color="#99cc66" draw:textarea-horizontal-align="justify" draw:textarea-vertical-align="middle" draw:auto-grow-height="false" fo:min-height="0.85cm" fo:min-width="3.3cm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35cm" fo:min-width="1.3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15cm" fo:min-width="0.2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0.35cm" fo:min-width="2.9cm"/>
    </style:style>
    <style:style style:name="gr8" style:family="graphic" style:parent-style-name="objectwithoutfill">
      <style:graphic-properties svg:stroke-width="0.018cm" draw:marker-start-width="0.227cm" draw:marker-end="Short_20_line_20_Arrow" draw:marker-end-width="0.3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textarea-horizontal-align="justify" draw:textarea-vertical-align="middle" draw:auto-grow-height="false" fo:min-height="4.55cm" fo:min-width="3.3cm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0.15cm" fo:min-width="0.3cm"/>
    </style:style>
    <style:style style:name="gr11" style:family="graphic" style:parent-style-name="standard">
      <style:graphic-properties draw:textarea-horizontal-align="justify" draw:textarea-vertical-align="middle" draw:auto-grow-height="false" fo:min-height="0.151cm" fo:min-width="0.714cm"/>
    </style:style>
    <style:style style:name="gr12" style:family="graphic" style:parent-style-name="standard">
      <style:graphic-properties draw:textarea-horizontal-align="justify" draw:textarea-vertical-align="middle" draw:auto-grow-height="false" fo:min-height="0.151cm" fo:min-width="1.4cm"/>
    </style:style>
    <style:style style:name="gr13" style:family="graphic" style:parent-style-name="standard">
      <style:graphic-properties draw:fill-color="#ff00ff" draw:textarea-horizontal-align="justify" draw:textarea-vertical-align="middle" draw:auto-grow-height="false" fo:min-height="0cm" fo:min-width="1.904cm"/>
    </style:style>
    <style:style style:name="gr14" style:family="graphic" style:parent-style-name="standard">
      <style:graphic-properties draw:stroke="none" svg:stroke-color="#000000" draw:fill="none" draw:fill-color="#ffffff" fo:min-height="0.239cm"/>
    </style:style>
    <style:style style:name="gr15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114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13cm"/>
    </style:style>
    <style:style style:name="gr18" style:family="graphic" style:parent-style-name="standard">
      <style:graphic-properties draw:stroke="none" svg:stroke-color="#000000" draw:fill="none" draw:fill-color="#ffffff" fo:min-height="0.319cm"/>
    </style:style>
    <style:style style:name="gr19" style:family="graphic" style:parent-style-name="standard">
      <style:graphic-properties draw:textarea-horizontal-align="justify" draw:textarea-vertical-align="middle" draw:auto-grow-height="false" fo:min-height="6.363cm" fo:min-width="3.973cm"/>
    </style:style>
    <style:style style:name="gr20" style:family="graphic" style:parent-style-name="standard">
      <style:graphic-properties svg:stroke-color="#99ff33" draw:fill-color="#ccff66" draw:textarea-horizontal-align="justify" draw:textarea-vertical-align="middle" draw:auto-grow-height="false" fo:min-height="1.95cm" fo:min-width="3.4cm"/>
    </style:style>
    <style:style style:name="gr21" style:family="graphic" style:parent-style-name="standard">
      <style:graphic-properties draw:fill-color="#99cc66" draw:textarea-horizontal-align="justify" draw:textarea-vertical-align="middle" draw:auto-grow-height="false" fo:min-height="1.95cm" fo:min-width="4cm"/>
    </style:style>
    <style:style style:name="gr22" style:family="graphic" style:parent-style-name="standard">
      <style:graphic-properties draw:fill-color="#ffff66" draw:textarea-horizontal-align="justify" draw:textarea-vertical-align="middle" draw:auto-grow-height="false" fo:min-height="0.35cm" fo:min-width="3.8cm"/>
    </style:style>
    <style:style style:name="gr23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textarea-horizontal-align="justify" draw:textarea-vertical-align="middle" draw:auto-grow-height="false" fo:min-height="6.45cm" fo:min-width="3.9cm"/>
    </style:style>
    <style:style style:name="gr25" style:family="graphic" style:parent-style-name="standard">
      <style:graphic-properties svg:stroke-color="#99ff33" draw:fill-color="#ccff66" draw:textarea-horizontal-align="justify" draw:textarea-vertical-align="middle" draw:auto-grow-height="false" fo:min-height="1.95cm" fo:min-width="3.8cm"/>
    </style:style>
    <style:style style:name="gr26" style:family="graphic" style:parent-style-name="standard">
      <style:graphic-properties draw:fill-color="#99cc66" draw:textarea-horizontal-align="justify" draw:textarea-vertical-align="middle" draw:auto-grow-height="false" fo:min-height="2.15cm" fo:min-width="3.9cm"/>
    </style:style>
    <style:style style:name="gr27" style:family="graphic" style:parent-style-name="standard">
      <style:graphic-properties draw:stroke="none" svg:stroke-color="#000000" draw:fill="none" draw:fill-color="#ffffff" fo:min-height="0.35cm"/>
    </style:style>
    <style:style style:name="gr28" style:family="graphic" style:parent-style-name="standard">
      <style:graphic-properties draw:fill-color="#ffff66" draw:textarea-horizontal-align="justify" draw:textarea-vertical-align="middle" draw:auto-grow-height="false" fo:min-height="0.35cm" fo:min-width="3.9cm"/>
    </style:style>
    <style:style style:name="gr29" style:family="graphic" style:parent-style-name="objectwithoutfill">
      <style:graphic-properties svg:stroke-width="0.018cm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draw:textarea-horizontal-align="justify" draw:textarea-vertical-align="middle" draw:auto-grow-height="false" fo:min-height="0.151cm" fo:min-width="1.717cm"/>
    </style:style>
    <style:style style:name="gr31" style:family="graphic" style:parent-style-name="standard">
      <style:graphic-properties draw:fill-color="#ff00ff" draw:textarea-horizontal-align="justify" draw:textarea-vertical-align="middle" draw:auto-grow-height="false" fo:min-height="0cm" fo:min-width="3.266cm"/>
    </style:style>
    <style:style style:name="gr32" style:family="graphic" style:parent-style-name="standard">
      <style:graphic-properties draw:fill-color="#ffff66" draw:textarea-horizontal-align="justify" draw:textarea-vertical-align="middle" draw:auto-grow-height="false" fo:min-height="0.35cm" fo:min-width="1.6cm"/>
    </style:style>
    <style:style style:name="gr33" style:family="graphic" style:parent-style-name="standard">
      <style:graphic-properties draw:fill-color="#ffcc99" draw:textarea-horizontal-align="justify" draw:textarea-vertical-align="middle" draw:auto-grow-height="false" fo:min-height="0cm" fo:min-width="3.426cm"/>
    </style:style>
    <style:style style:name="gr34" style:family="graphic" style:parent-style-name="standard">
      <style:graphic-properties draw:textarea-horizontal-align="justify" draw:textarea-vertical-align="middle" draw:auto-grow-height="false" fo:min-height="0.151cm" fo:min-width="0.926cm"/>
    </style:style>
    <style:style style:name="gr35" style:family="graphic" style:parent-style-name="standard">
      <style:graphic-properties draw:textarea-horizontal-align="justify" draw:textarea-vertical-align="middle" draw:auto-grow-height="false" fo:min-height="0.151cm" fo:min-width="0.978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4.35cm" fo:min-width="3.3cm"/>
    </style:style>
    <style:style style:name="gr38" style:family="graphic" style:parent-style-name="standard">
      <style:graphic-properties svg:stroke-color="#99ff33" draw:fill-color="#ccff66" draw:textarea-horizontal-align="justify" draw:textarea-vertical-align="middle" draw:auto-grow-height="false" fo:min-height="1.55cm" fo:min-width="3.3cm"/>
    </style:style>
    <style:style style:name="gr39" style:family="graphic" style:parent-style-name="standard">
      <style:graphic-properties draw:textarea-horizontal-align="justify" draw:textarea-vertical-align="middle" draw:auto-grow-height="false" fo:min-height="4.45cm" fo:min-width="3.3cm"/>
    </style:style>
    <style:style style:name="gr40" style:family="graphic" style:parent-style-name="standard">
      <style:graphic-properties draw:fill-color="#ff00ff" draw:textarea-horizontal-align="justify" draw:textarea-vertical-align="middle" draw:auto-grow-height="false" fo:min-height="0cm" fo:min-width="2.944cm"/>
    </style:style>
    <style:style style:name="gr41" style:family="graphic" style:parent-style-name="standard">
      <style:graphic-properties draw:stroke="none" svg:stroke-color="#000000" draw:fill="none" draw:fill-color="#ffffff" fo:min-height="0.139cm"/>
    </style:style>
    <style:style style:name="gr42" style:family="graphic" style:parent-style-name="standard">
      <style:graphic-properties draw:fill-color="#ffff66" draw:textarea-horizontal-align="justify" draw:textarea-vertical-align="middle" draw:auto-grow-height="false" fo:min-height="0.15cm" fo:min-width="2.184cm"/>
    </style:style>
    <style:style style:name="P1" style:family="paragraph">
      <style:paragraph-properties fo:text-align="center"/>
    </style:style>
    <style:style style:name="P2" style:family="paragraph">
      <loext:graphic-properties draw:fill-color="#ccff66"/>
      <style:paragraph-properties fo:text-align="center"/>
    </style:style>
    <style:style style:name="P3" style:family="paragraph">
      <loext:graphic-properties draw:fill-color="#99cc66"/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ffff66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00ff"/>
      <style:paragraph-properties fo:text-align="center"/>
    </style:style>
    <style:style style:name="P10" style:family="paragraph"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loext:graphic-properties draw:fill-color="#ffcc99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4.9cm" svg:x="3.2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cm" svg:x="3.2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1.1cm" svg:x="3.2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cm" svg:height="0.569cm" svg:x="3.2cm" svg:y="8.131cm">
          <draw:text-box>
            <text:p text:style-name="P4"><text:span text:style-name="T1">Control plane</text:span></text:p>
          </draw:text-box>
        </draw:frame>
        <draw:frame draw:style-name="gr4" draw:text-style-name="P5" draw:layer="layout" svg:width="2.4cm" svg:height="0.569cm" svg:x="3.2cm" svg:y="10.2cm">
          <draw:text-box>
            <text:p text:style-name="P4"><text:span text:style-name="T1">Forward plane</text:span></text:p>
          </draw:text-box>
        </draw:frame>
        <draw:custom-shape draw:style-name="gr5" draw:text-style-name="P7" draw:layer="layout" svg:width="1.8cm" svg:height="0.6cm" svg:x="3.2cm" svg:y="9cm">
          <text:p text:style-name="P6"><text:span text:style-name="T2">Routing T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4cm" svg:x="5.884cm" svg:y="9.117cm">
          <text:p text:style-name="P6"><text:span text:style-name="T2">RI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6cm" svg:x="3.5cm" svg:y="11.1cm">
          <text:p text:style-name="P6"><text:span text:style-name="T2">Forwarding Information Bas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.1cm" svg:y1="9.6cm" svg:x2="4.1cm" svg:y2="11.1cm">
          <text:p/>
        </draw:line>
        <draw:custom-shape draw:style-name="gr9" draw:text-style-name="P1" draw:layer="layout" svg:width="3.8cm" svg:height="4.8cm" svg:x="10.7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cm" svg:x="10.7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1.1cm" svg:x="10.7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cm" svg:height="0.569cm" svg:x="10.7cm" svg:y="8.131cm">
          <draw:text-box>
            <text:p text:style-name="P4"><text:span text:style-name="T1">Control plane</text:span></text:p>
          </draw:text-box>
        </draw:frame>
        <draw:frame draw:style-name="gr4" draw:text-style-name="P5" draw:layer="layout" svg:width="2.4cm" svg:height="0.569cm" svg:x="10.7cm" svg:y="10.2cm">
          <draw:text-box>
            <text:p text:style-name="P4"><text:span text:style-name="T1">Forward plane</text:span></text:p>
          </draw:text-box>
        </draw:frame>
        <draw:custom-shape draw:style-name="gr5" draw:text-style-name="P7" draw:layer="layout" svg:width="1.8cm" svg:height="0.6cm" svg:x="12.7cm" svg:y="9cm">
          <text:p text:style-name="P6"><text:span text:style-name="T2">Routing Ta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8cm" svg:height="0.4cm" svg:x="11.1cm" svg:y="9.1cm">
          <text:p text:style-name="P6"><text:span text:style-name="T2">RI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6cm" svg:x="11cm" svg:y="11.1cm">
          <text:p text:style-name="P6"><text:span text:style-name="T2">Forwarding Information Bas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3.832cm" svg:y1="9.666cm" svg:x2="13.832cm" svg:y2="11.166cm">
          <text:p/>
        </draw:line>
        <draw:custom-shape draw:style-name="gr11" draw:text-style-name="P6" draw:layer="layout" svg:width="2.3cm" svg:height="0.4cm" svg:x="1cm" svg:y="11.2cm">
          <text:p text:style-name="P6"><text:span text:style-name="T2">IP packet </text:span><text:span text:style-name="T2">Incom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6" draw:layer="layout" svg:width="3.599cm" svg:height="0.4cm" svg:x="7.1cm" svg:y="11.2cm">
          <text:p text:style-name="P6"><text:span text:style-name="T2">IP packet Outogin &amp; Incom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2.3cm" svg:height="0.4cm" svg:x="14.701cm" svg:y="11.201cm">
          <text:p text:style-name="P6"><text:span text:style-name="T2">IP packet Outgo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3cm" svg:height="0.2cm" svg:x="7.3cm" svg:y="9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1" draw:layer="layout" svg:width="2.1cm" svg:height="0.489cm" svg:x="7.8cm" svg:y="8.6cm">
          <draw:text-box>
            <text:p text:style-name="P10"><text:span text:style-name="T2">Routing updates</text:span></text:p>
          </draw:text-box>
        </draw:frame>
        <draw:line draw:style-name="gr15" draw:text-style-name="P8" draw:layer="layout" svg:x1="1.4cm" svg:y1="10.1cm" svg:x2="16.5cm" svg:y2="10.1cm">
          <text:p/>
        </draw:line>
        <draw:custom-shape draw:style-name="gr16" draw:text-style-name="P1" draw:layer="layout" svg:width="0.7cm" svg:height="0.2cm" svg:x="5.1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cm" svg:height="0.2cm" svg:x="1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5" draw:layer="layout" svg:width="3.3cm" svg:height="0.569cm" svg:x="3.2cm" svg:y="7.232cm">
          <draw:text-box>
            <text:p text:style-name="P4"><text:span text:style-name="T1">Manage plane</text:span></text:p>
          </draw:text-box>
        </draw:frame>
        <draw:frame draw:style-name="gr4" draw:text-style-name="P5" draw:layer="layout" svg:width="2.4cm" svg:height="0.569cm" svg:x="10.7cm" svg:y="7.232cm">
          <draw:text-box>
            <text:p text:style-name="P4"><text:span text:style-name="T1">Manage plane</text:span></text:p>
          </draw:text-box>
        </draw:frame>
        <draw:line draw:style-name="gr15" draw:text-style-name="P8" draw:layer="layout" svg:x1="1.4cm" svg:y1="7.9cm" svg:x2="16.5cm" svg:y2="7.9cm">
          <text:p/>
        </draw:line>
      </draw:page>
      <draw:page draw:name="page2" draw:style-name="dp1" draw:master-page-name="Default">
        <draw:custom-shape draw:style-name="gr19" draw:text-style-name="P1" draw:layer="layout" svg:width="4.473cm" svg:height="6.613cm" svg:x="3.8cm" svg:y="6.6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9cm" svg:height="2.2cm" svg:x="4.2cm" svg:y="7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5cm" svg:height="2.2cm" svg:x="3.8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cm" svg:height="0.569cm" svg:x="4.384cm" svg:y="6.676cm">
          <draw:text-box>
            <text:p text:style-name="P4"><text:span text:style-name="T1">Control plane</text:span></text:p>
          </draw:text-box>
        </draw:frame>
        <draw:frame draw:style-name="gr4" draw:text-style-name="P5" draw:layer="layout" svg:width="2.4cm" svg:height="0.569cm" svg:x="4.5cm" svg:y="10.2cm">
          <draw:text-box>
            <text:p text:style-name="P4"><text:span text:style-name="T1">Forward plane</text:span></text:p>
          </draw:text-box>
        </draw:frame>
        <draw:custom-shape draw:style-name="gr5" draw:text-style-name="P7" draw:layer="layout" svg:width="1.8cm" svg:height="0.6cm" svg:x="4.5cm" svg:y="9cm">
          <text:p text:style-name="P6"><text:span text:style-name="T2">IP Routing T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4cm" svg:x="7.184cm" svg:y="9.117cm">
          <text:p text:style-name="P6"><text:span text:style-name="T2">RIB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3cm" svg:height="0.6cm" svg:x="3.9cm" svg:y="11.1cm">
          <text:p text:style-name="P6"><text:span text:style-name="T2">(</text:span><text:span text:style-name="T2">F</text:span><text:span text:style-name="T2">I</text:span><text:span text:style-name="T2">B</text:span><text:span text:style-name="T2">)</text:span><text:span text:style-name="T2">I</text:span><text:span text:style-name="T2">P </text:span><text:span text:style-name="T2">F</text:span><text:span text:style-name="T2">o</text:span><text:span text:style-name="T2">r</text:span><text:span text:style-name="T2">w</text:span><text:span text:style-name="T2">a</text:span><text:span text:style-name="T2">r</text:span><text:span text:style-name="T2">d</text:span><text:span text:style-name="T2">i</text:span><text:span text:style-name="T2">n</text:span><text:span text:style-name="T2">g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i</text:span><text:span text:style-name="T2">o</text:span><text:span text:style-name="T2">n </text:span><text:span text:style-name="T2">B</text:span><text:span text:style-name="T2">a</text:span><text:span text:style-name="T2">s</text:span><text:span text:style-name="T2">e</text:span></text:p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5.4cm" svg:y1="9.6cm" svg:x2="5.4cm" svg:y2="11.1cm">
          <text:p/>
        </draw:line>
        <draw:custom-shape draw:style-name="gr24" draw:text-style-name="P1" draw:layer="layout" svg:width="4.4cm" svg:height="6.7cm" svg:x="12.5cm" svg:y="6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.3cm" svg:height="2.2cm" svg:x="12.5cm" svg:y="7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4.4cm" svg:height="2.4cm" svg:x="12.5cm" svg:y="10.7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2.4cm" svg:height="0.6cm" svg:x="12.4cm" svg:y="6.8cm">
          <draw:text-box>
            <text:p text:style-name="P4"><text:span text:style-name="T1">Control plane</text:span></text:p>
          </draw:text-box>
        </draw:frame>
        <draw:frame draw:style-name="gr4" draw:text-style-name="P5" draw:layer="layout" svg:width="2.4cm" svg:height="0.569cm" svg:x="12.5cm" svg:y="10.2cm">
          <draw:text-box>
            <text:p text:style-name="P4"><text:span text:style-name="T1">Forward plane</text:span></text:p>
          </draw:text-box>
        </draw:frame>
        <draw:custom-shape draw:style-name="gr5" draw:text-style-name="P7" draw:layer="layout" svg:width="1.8cm" svg:height="0.6cm" svg:x="14.5cm" svg:y="9cm">
          <text:p text:style-name="P6"><text:span text:style-name="T2">I</text:span><text:span text:style-name="T2">P </text:span><text:span text:style-name="T2">R</text:span><text:span text:style-name="T2">o</text:span><text:span text:style-name="T2">u</text:span><text:span text:style-name="T2">ti</text:span><text:span text:style-name="T2">n</text:span><text:span text:style-name="T2">g </text:span><text:span text:style-name="T2">T</text:span><text:span text:style-name="T2">a</text:span><text:span text:style-name="T2">b</text:span><text:span text:style-name="T2">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8cm" svg:height="0.4cm" svg:x="12.9cm" svg:y="9.1cm">
          <text:p text:style-name="P6"><text:span text:style-name="T2">R</text:span><text:span text:style-name="T2">I</text:span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4.4cm" svg:height="0.6cm" svg:x="12.5cm" svg:y="11.1cm">
          <text:p text:style-name="P6"><text:span text:style-name="T2">(FIB)IP Forwarding Information Base</text:span></text:p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5.632cm" svg:y1="9.666cm" svg:x2="15.632cm" svg:y2="11.166cm">
          <text:p/>
        </draw:line>
        <draw:custom-shape draw:style-name="gr11" draw:text-style-name="P6" draw:layer="layout" svg:width="2.3cm" svg:height="0.4cm" svg:x="1.6cm" svg:y="11.2cm">
          <text:p text:style-name="P6"><text:span text:style-name="T2">IP packet Incom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0" draw:text-style-name="P6" draw:layer="layout" svg:width="4.2cm" svg:height="0.4cm" svg:x="8.2cm" svg:y="11.2cm">
          <text:p text:style-name="P6"><text:span text:style-name="T2">IP packet Outogin &amp; Incom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2.3cm" svg:height="0.4cm" svg:x="17.1cm" svg:y="11.2cm">
          <text:p text:style-name="P6"><text:span text:style-name="T2">IP packet Outgo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1" draw:text-style-name="P9" draw:layer="layout" svg:width="4.7cm" svg:height="0.2cm" svg:x="7.9cm" svg:y="9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1" draw:layer="layout" svg:width="3.5cm" svg:height="0.489cm" svg:x="8.7cm" svg:y="8.7cm">
          <draw:text-box>
            <text:p text:style-name="P10"><text:span text:style-name="T2">Routing </text:span><text:span text:style-name="T2">updates(O</text:span><text:span text:style-name="T2">SPF&amp;ISIS)</text:span></text:p>
          </draw:text-box>
        </draw:frame>
        <draw:line draw:style-name="gr15" draw:text-style-name="P8" draw:layer="layout" svg:x1="1.4cm" svg:y1="10.1cm" svg:x2="16.5cm" svg:y2="10.1cm">
          <text:p/>
        </draw:line>
        <draw:custom-shape draw:style-name="gr16" draw:text-style-name="P1" draw:layer="layout" svg:width="0.7cm" svg:height="0.2cm" svg:x="6.4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cm" svg:height="0.2cm" svg:x="13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7cm" svg:height="0.4cm" svg:x="7.184cm" svg:y="8.117cm">
          <text:p text:style-name="P6"><text:span text:style-name="T2">LIB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cm" svg:height="0.2cm" svg:x="6.401cm" svg:y="8.2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8cm" svg:height="0.4cm" svg:x="12.9cm" svg:y="8.1cm">
          <text:p text:style-name="P6"><text:span text:style-name="T2">LIB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cm" svg:height="0.2cm" svg:x="13.801cm" svg:y="8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7" draw:layer="layout" svg:width="2.1cm" svg:height="0.6cm" svg:x="4.2cm" svg:y="8cm">
          <text:p text:style-name="P6"><text:span text:style-name="T2">Label Routing Table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1cm" svg:height="0.6cm" svg:x="14.5cm" svg:y="8cm">
          <text:p text:style-name="P6"><text:span text:style-name="T2">Label Routing Table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4.4cm" svg:height="0.6cm" svg:x="12.5cm" svg:y="12.2cm">
          <text:p text:style-name="P6"><text:span text:style-name="T2">(LFIB)Label Forwarding Information Base</text:span></text:p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6cm" svg:y1="8.6cm" svg:x2="16cm" svg:y2="12.2cm">
          <text:p/>
        </draw:line>
        <draw:custom-shape draw:style-name="gr22" draw:text-style-name="P7" draw:layer="layout" svg:width="4.3cm" svg:height="0.6cm" svg:x="3.9cm" svg:y="12.1cm">
          <text:p text:style-name="P6"><text:span text:style-name="T2">(LFIB)Lab</text:span><text:span text:style-name="T2">el </text:span><text:span text:style-name="T2">Forwardin</text:span><text:span text:style-name="T2">g </text:span><text:span text:style-name="T2">Informatio</text:span><text:span text:style-name="T2">n Base</text:span></text:p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4.8cm" svg:y1="8.6cm" svg:x2="4.8cm" svg:y2="12.1cm">
          <text:p/>
        </draw:line>
        <draw:custom-shape draw:style-name="gr33" draw:text-style-name="P12" draw:layer="layout" svg:width="4.9cm" svg:height="0.2cm" svg:x="8cm" svg:y="8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1" draw:layer="layout" svg:width="3.5cm" svg:height="0.489cm" svg:x="8.7cm" svg:y="7.601cm">
          <draw:text-box>
            <text:p text:style-name="P10"><text:span text:style-name="T2">Routing </text:span><text:span text:style-name="T2">updates(LDP&amp;RSVP</text:span><text:span text:style-name="T2">)</text:span></text:p>
          </draw:text-box>
        </draw:frame>
        <draw:custom-shape draw:style-name="gr34" draw:text-style-name="P6" draw:layer="layout" svg:width="2.701cm" svg:height="0.4cm" svg:x="1.2cm" svg:y="12.201cm">
          <text:p text:style-name="P6"><text:span text:style-name="T2">MP</text:span><text:span text:style-name="T2">LS </text:span><text:span text:style-name="T2">pac</text:span><text:span text:style-name="T2">ket </text:span><text:span text:style-name="T2">Inc</text:span><text:span text:style-name="T2">omi</text:span><text:span text:style-name="T2">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0" draw:text-style-name="P6" draw:layer="layout" svg:width="4.2cm" svg:height="0.4cm" svg:x="8.2cm" svg:y="12.2cm">
          <text:p text:style-name="P6"><text:span text:style-name="T2">MPLS packet </text:span><text:span text:style-name="T2">Outogin &amp; </text:span><text:span text:style-name="T2">Incom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5" draw:text-style-name="P6" draw:layer="layout" svg:width="2.799cm" svg:height="0.4cm" svg:x="17.101cm" svg:y="12.401cm">
          <text:p text:style-name="P6"><text:span text:style-name="T2">MPLS packet </text:span><text:span text:style-name="T2">Outgo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6" draw:text-style-name="P8" draw:layer="layout" svg:x1="5.7cm" svg:y1="11.7cm" svg:x2="6.7cm" svg:y2="12.1cm">
          <text:p/>
        </draw:line>
        <draw:line draw:style-name="gr36" draw:text-style-name="P8" draw:layer="layout" svg:x1="13.3cm" svg:y1="11.7cm" svg:x2="13.8cm" svg:y2="12.2cm">
          <text:p/>
        </draw:line>
      </draw:page>
      <draw:page draw:name="page3" draw:style-name="dp1" draw:master-page-name="Default">
        <draw:custom-shape draw:style-name="gr37" draw:text-style-name="P1" draw:layer="layout" svg:width="3.8cm" svg:height="4.6cm" svg:x="3.2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3.8cm" svg:height="1.8cm" svg:x="3.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1.1cm" svg:x="3.2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cm" svg:height="0.569cm" svg:x="3.2cm" svg:y="7.431cm">
          <draw:text-box>
            <text:p text:style-name="P4"><text:span text:style-name="T1">Control plane</text:span></text:p>
          </draw:text-box>
        </draw:frame>
        <draw:frame draw:style-name="gr4" draw:text-style-name="P5" draw:layer="layout" svg:width="2.4cm" svg:height="0.569cm" svg:x="3.2cm" svg:y="10.2cm">
          <draw:text-box>
            <text:p text:style-name="P4"><text:span text:style-name="T1">Forward plane</text:span></text:p>
          </draw:text-box>
        </draw:frame>
        <draw:custom-shape draw:style-name="gr5" draw:text-style-name="P7" draw:layer="layout" svg:width="1.8cm" svg:height="0.6cm" svg:x="3.2cm" svg:y="9cm">
          <text:p text:style-name="P6"><text:span text:style-name="T2">Routing T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4cm" svg:x="5.884cm" svg:y="9.117cm">
          <text:p text:style-name="P6"><text:span text:style-name="T2">RI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6cm" svg:x="3.5cm" svg:y="11.1cm">
          <text:p text:style-name="P6"><text:span text:style-name="T2">Forwarding Information Bas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.1cm" svg:y1="9.6cm" svg:x2="4.1cm" svg:y2="11.1cm">
          <text:p/>
        </draw:line>
        <draw:custom-shape draw:style-name="gr39" draw:text-style-name="P1" draw:layer="layout" svg:width="3.8cm" svg:height="4.7cm" svg:x="10.7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3.8cm" svg:height="1.8cm" svg:x="10.7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1.1cm" svg:x="10.7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cm" svg:height="0.569cm" svg:x="10.7cm" svg:y="7.331cm">
          <draw:text-box>
            <text:p text:style-name="P4"><text:span text:style-name="T1">Control plane</text:span></text:p>
          </draw:text-box>
        </draw:frame>
        <draw:frame draw:style-name="gr4" draw:text-style-name="P5" draw:layer="layout" svg:width="2.4cm" svg:height="0.569cm" svg:x="10.7cm" svg:y="10.2cm">
          <draw:text-box>
            <text:p text:style-name="P4"><text:span text:style-name="T1">Forward plane</text:span></text:p>
          </draw:text-box>
        </draw:frame>
        <draw:custom-shape draw:style-name="gr5" draw:text-style-name="P7" draw:layer="layout" svg:width="1.8cm" svg:height="0.6cm" svg:x="12.7cm" svg:y="9cm">
          <text:p text:style-name="P6"><text:span text:style-name="T2">Routing Ta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8cm" svg:height="0.4cm" svg:x="11.1cm" svg:y="9.1cm">
          <text:p text:style-name="P6"><text:span text:style-name="T2">RI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6cm" svg:x="11cm" svg:y="11.1cm">
          <text:p text:style-name="P6"><text:span text:style-name="T2">Forwarding Information Bas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3.832cm" svg:y1="9.666cm" svg:x2="13.832cm" svg:y2="11.166cm">
          <text:p/>
        </draw:line>
        <draw:custom-shape draw:style-name="gr11" draw:text-style-name="P6" draw:layer="layout" svg:width="2.3cm" svg:height="0.4cm" svg:x="1cm" svg:y="11.2cm">
          <text:p text:style-name="P6"><text:span text:style-name="T2">IP packet </text:span><text:span text:style-name="T2">Incom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6" draw:layer="layout" svg:width="3.599cm" svg:height="0.4cm" svg:x="7.1cm" svg:y="11.2cm">
          <text:p text:style-name="P6"><text:span text:style-name="T2">IP packet Outogin &amp; </text:span><text:span text:style-name="T2">Incom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2.3cm" svg:height="0.4cm" svg:x="14.701cm" svg:y="11.201cm">
          <text:p text:style-name="P6"><text:span text:style-name="T2">IP packet Outgoing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0" draw:text-style-name="P9" draw:layer="layout" svg:width="4.3cm" svg:height="0.2cm" svg:x="6.7cm" svg:y="9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1" draw:text-style-name="P11" draw:layer="layout" svg:width="3.5cm" svg:height="0.489cm" svg:x="7.1cm" svg:y="8.6cm">
          <draw:text-box>
            <text:p text:style-name="P10"><text:span text:style-name="T2">Routing updates(OSPF&amp;ISIS)</text:span></text:p>
          </draw:text-box>
        </draw:frame>
        <draw:line draw:style-name="gr15" draw:text-style-name="P8" draw:layer="layout" svg:x1="1.4cm" svg:y1="10.1cm" svg:x2="16.5cm" svg:y2="10.1cm">
          <text:p/>
        </draw:line>
        <draw:custom-shape draw:style-name="gr16" draw:text-style-name="P1" draw:layer="layout" svg:width="0.7cm" svg:height="0.2cm" svg:x="5.1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cm" svg:height="0.2cm" svg:x="1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7" draw:layer="layout" svg:width="2.684cm" svg:height="0.4cm" svg:x="3.9cm" svg:y="8.017cm">
          <text:p text:style-name="P6"><text:span text:style-name="T2">Neighbor Table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2.684cm" svg:height="0.4cm" svg:x="3.9cm" svg:y="8.517cm">
          <text:p text:style-name="P6"><text:span text:style-name="T2">Link-State Base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2.684cm" svg:height="0.4cm" svg:x="11cm" svg:y="8.017cm">
          <text:p text:style-name="P6"><text:span text:style-name="T2">Neighbor Table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2.684cm" svg:height="0.4cm" svg:x="11cm" svg:y="8.517cm">
          <text:p text:style-name="P6"><text:span text:style-name="T2">Link-State Ba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00:09:21.796770590</meta:creation-date>
    <meta:generator>LibreOffice/5.1.6.2$Linux_X86_64 LibreOffice_project/10m0$Build-2</meta:generator>
    <dc:date>2018-11-10T00:59:25.509698318</dc:date>
    <meta:editing-duration>PT49M49S</meta:editing-duration>
    <meta:editing-cycles>32</meta:editing-cycles>
    <meta:document-statistic meta:object-count="102"/>
  </office:meta>
</office:document-meta>
</file>